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draw:textarea-horizontal-align="justify" draw:textarea-vertical-align="middle" draw:auto-grow-height="false" fo:min-height="1.125cm" fo:min-width="0.877cm" fo:padding-top="0.375cm" fo:padding-bottom="0.375cm" fo:padding-left="0.5cm" fo:padding-right="0.5cm" loext:decorative="false"/>
    </style:style>
    <style:style style:name="gr5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6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8.259cm" svg:height="11.999cm" svg:x="2.04cm" svg:y="4.5cm" svg:viewBox="0 0 8260 12000" draw:points="0,12000 0,0 8260,0 8260,12000">
            <text:p/>
          </draw:polygon>
          <draw:line draw:style-name="gr3" draw:text-style-name="P2" draw:layer="layout" svg:x1="3.542cm" svg:y1="8.25cm" svg:x2="8.798cm" svg:y2="8.25cm">
            <text:p/>
          </draw:line>
          <draw:line draw:style-name="gr3" draw:text-style-name="P2" draw:layer="layout" svg:x1="3.542cm" svg:y1="9.75cm" svg:x2="8.798cm" svg:y2="9.75cm">
            <text:p/>
          </draw:line>
          <draw:line draw:style-name="gr3" draw:text-style-name="P2" draw:layer="layout" svg:x1="3.542cm" svg:y1="11.25cm" svg:x2="8.798cm" svg:y2="11.25cm">
            <text:p/>
          </draw:line>
          <draw:line draw:style-name="gr3" draw:text-style-name="P2" draw:layer="layout" svg:x1="3.542cm" svg:y1="12.75cm" svg:x2="8.798cm" svg:y2="12.75cm">
            <text:p/>
          </draw:line>
          <draw:line draw:style-name="gr3" draw:text-style-name="P2" draw:layer="layout" svg:x1="3.542cm" svg:y1="14.25cm" svg:x2="8.798cm" svg:y2="14.25cm">
            <text:p/>
          </draw:line>
          <draw:line draw:style-name="gr3" draw:text-style-name="P2" draw:layer="layout" svg:x1="6.17cm" svg:y1="6.75cm" svg:x2="8.798cm" svg:y2="6.75cm">
            <text:p/>
          </draw:line>
          <draw:custom-shape draw:style-name="gr4" draw:text-style-name="P1" draw:layer="layout" svg:width="1.877cm" svg:height="1.875cm" svg:x="3.505cm" svg:y="5.58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6" draw:text-style-name="P4" draw:layer="layout" svg:width="10.509cm" svg:height="6.02cm" svg:x="17.847cm" svg:y="7.18cm">
          <text:p text:style-name="P3"><text:span text:style-name="T1">wor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41M40S</meta:editing-duration>
    <meta:editing-cycles>7</meta:editing-cycles>
    <meta:generator>LibreOffice/25.2.7.1$Windows_X86_64 LibreOffice_project/16e8e36d1610f10597ed778c3dcb0a5aa0ed5d6f</meta:generator>
    <dc:date>2026-01-02T20:23:49.003107700</dc:date>
    <meta:document-statistic meta:object-count="11"/>
  </office:meta>
</office:document-meta>
</file>